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7cm" svg:height="2.685cm" draw:transform="skewX (-0.0010471975511966) rotate (-1.55212130379856) translate (6.3097066091636cm 3.09032223274361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215) rotate (-2.15652882376419) translate (4.3208895804584cm 3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1) rotate (-2.1556561591382) translate (6.5707906519277cm 3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2) rotate (-1.55194677087336) translate (6.35036529608569cm 7.0509584135873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6) rotate (-2.1556561591382) translate (4.3857906519277cm 7.4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5) rotate (-2.15652882376419) translate (6.63588958045841cm 7.20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4.051cm" svg:height="0.775cm" draw:transform="skewX (0.000174532925199436) rotate (-1.55264490257416) translate (5.3156660281513cm 3.43965333700271cm)" svg:viewBox="0 0 4052 776" svg:d="M143 709c342 30 1028 55 1748 66 718 6 1751-21 2124-26 128 2-105-705-221-709-341-1-801 94-1638 103-838 10-1748-69-2104-143-120-16-7 698 91 709z">
          <text:p/>
        </draw:path>
        <draw:path draw:style-name="gr1" draw:text-style-name="P1" draw:layer="layout" svg:width="0.903cm" svg:height="0.661cm" draw:transform="skewX (0.00122173047639592) rotate (-2.15687788961459) translate (5.4436401432272cm 3.45268889054302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205) rotate (-2.1556561591382) translate (5.4723069992834cm 7.21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1cm" draw:transform="rotate (-2.15687788961459) translate (4.5434578120657cm 2.18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1) rotate (-2.1556561591382) translate (6.41045731859431cm 2.044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57cm" svg:height="1.46cm" draw:transform="rotate (-0.386066830541146) translate (5.17232663217041cm 0.672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9) rotate (-2.15652882376419) translate (6.22987363820879cm 0.85919549264571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1) rotate (-2.15705242253979) translate (5.4424725199636cm 1.633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9:44.591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